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Standard">
      <style:text-properties officeooo:paragraph-rsid="0055a67d"/>
    </style:style>
    <style:style style:name="P9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0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2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58aa8b"/>
    </style:style>
    <style:style style:name="P14" style:family="paragraph" style:parent-style-name="Standard">
      <style:text-properties style:font-name="Arial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e57a8" officeooo:paragraph-rsid="001e57a8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6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09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210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11" style:family="paragraph" style:parent-style-name="Standard">
      <style:paragraph-properties fo:break-before="page"/>
      <style:text-properties officeooo:paragraph-rsid="0058aa8b"/>
    </style:style>
    <style:style style:name="P21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21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21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215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21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217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2bb58"/>
    </style:style>
    <style:style style:name="T9" style:family="text">
      <style:text-properties officeooo:rsid="0023a92e"/>
    </style:style>
    <style:style style:name="T10" style:family="text">
      <style:text-properties officeooo:rsid="00275b5d"/>
    </style:style>
    <style:style style:name="T11" style:family="text">
      <style:text-properties officeooo:rsid="00293167"/>
    </style:style>
    <style:style style:name="T12" style:family="text">
      <style:text-properties officeooo:rsid="00326c7f"/>
    </style:style>
    <style:style style:name="T13" style:family="text">
      <style:text-properties officeooo:rsid="0033c7e2"/>
    </style:style>
    <style:style style:name="T14" style:family="text">
      <style:text-properties officeooo:rsid="0033e184"/>
    </style:style>
    <style:style style:name="T15" style:family="text">
      <style:text-properties officeooo:rsid="0034e5f5"/>
    </style:style>
    <style:style style:name="T16" style:family="text">
      <style:text-properties officeooo:rsid="00372bb2"/>
    </style:style>
    <style:style style:name="T17" style:family="text">
      <style:text-properties officeooo:rsid="003bf99a"/>
    </style:style>
    <style:style style:name="T18" style:family="text">
      <style:text-properties officeooo:rsid="003ce331"/>
    </style:style>
    <style:style style:name="T19" style:family="text">
      <style:text-properties officeooo:rsid="00407b86"/>
    </style:style>
    <style:style style:name="T20" style:family="text">
      <style:text-properties officeooo:rsid="004e54bf"/>
    </style:style>
    <style:style style:name="T2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officeooo:rsid="005135f5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officeooo:rsid="005288f1"/>
    </style:style>
    <style:style style:name="T27" style:family="text">
      <style:text-properties officeooo:rsid="0054023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54023d" style:font-size-asian="10pt" style:font-size-complex="10pt"/>
    </style:style>
    <style:style style:name="T30" style:family="text">
      <style:text-properties fo:font-size="10pt" officeooo:rsid="005e53e1" style:font-size-asian="10pt" style:font-size-complex="10pt"/>
    </style:style>
    <style:style style:name="T31" style:family="text">
      <style:text-properties officeooo:rsid="005e53e1"/>
    </style:style>
    <style:style style:name="T32" style:family="text">
      <style:text-properties officeooo:rsid="0061d394"/>
    </style:style>
    <style:style style:name="T33" style:family="text">
      <style:text-properties officeooo:rsid="00671e46"/>
    </style:style>
    <style:style style:name="T34" style:family="text">
      <style:text-properties officeooo:rsid="006f45d9"/>
    </style:style>
    <style:style style:name="T35" style:family="text">
      <style:text-properties fo:font-weight="bold" officeooo:rsid="006f45d9" style:font-weight-asian="bold" style:font-weight-complex="bold"/>
    </style:style>
    <style:style style:name="T36" style:family="text">
      <style:text-properties officeooo:rsid="00722a94"/>
    </style:style>
    <style:style style:name="T37" style:family="text">
      <style:text-properties officeooo:rsid="00724b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9">Este documento tem por finalidade orientar os usuários do ACBrBoleto quanto ao correto uso das propriedades que são particularidades de alguns bancos.</text:p>
      <text:p text:style-name="P9"/>
      <text:p text:style-name="P6"><text:span text:style-name="T30">1. </text:span><text:span text:style-name="T28">Tabela com principais campos </text:span><text:span text:style-name="T29">do grupo ACBrBoleto.Cedente</text:span><text:span text:style-name="T28"> e quais bancos </text:span><text:span text:style-name="T29">os </text:span><text:span text:style-name="T28"><text:s/>utilizam.</text:span></text:p>
      <text:p text:style-name="P1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05">Componente</text:p>
          </table:table-cell>
          <table:table-cell table:style-name="Tabela1.A1" office:value-type="string">
            <text:p text:style-name="P206">Monitor/ Lib</text:p>
          </table:table-cell>
          <table:table-cell table:style-name="Tabela1.A1" office:value-type="string">
            <text:p text:style-name="P197">Bradesco</text:p>
          </table:table-cell>
          <table:table-cell table:style-name="Tabela1.A1" office:value-type="string">
            <text:p text:style-name="P197">B<text:span text:style-name="T12">anco do </text:span>B<text:span text:style-name="T12">rasil</text:span></text:p>
          </table:table-cell>
          <table:table-cell table:style-name="Tabela1.A1" office:value-type="string">
            <text:p text:style-name="P197">Banco da Amazonia</text:p>
          </table:table-cell>
          <table:table-cell table:style-name="Tabela1.A1" office:value-type="string">
            <text:p text:style-name="P197">Banestes</text:p>
          </table:table-cell>
          <table:table-cell table:style-name="Tabela1.A1" office:value-type="string">
            <text:p text:style-name="P197">Itau</text:p>
          </table:table-cell>
          <table:table-cell table:style-name="Tabela1.A1" office:value-type="string">
            <text:p text:style-name="P197">Sicredi</text:p>
          </table:table-cell>
          <table:table-cell table:style-name="Tabela1.A1" office:value-type="string">
            <text:p text:style-name="P197">Mercantil</text:p>
          </table:table-cell>
          <table:table-cell table:style-name="Tabela1.A1" office:value-type="string">
            <text:p text:style-name="P198">C<text:span text:style-name="T17">aixa</text:span></text:p>
          </table:table-cell>
          <table:table-cell table:style-name="Tabela1.A1" office:value-type="string">
            <text:p text:style-name="P198">C<text:span text:style-name="T17">aixa (Sicob)</text:span></text:p>
          </table:table-cell>
          <table:table-cell table:style-name="Tabela1.A1" office:value-type="string">
            <text:p text:style-name="P199">H<text:span text:style-name="T18">SBC</text:span></text:p>
          </table:table-cell>
          <table:table-cell table:style-name="Tabela1.A1" office:value-type="string">
            <text:p text:style-name="P198">Ban<text:span text:style-name="T18">co <text:s/>Nordeste</text:span></text:p>
          </table:table-cell>
          <table:table-cell table:style-name="Tabela1.A1" office:value-type="string">
            <text:p text:style-name="P200">BRB</text:p>
          </table:table-cell>
          <table:table-cell table:style-name="Tabela1.A1" office:value-type="string">
            <text:p text:style-name="P199">B<text:span text:style-name="T18">IC</text:span></text:p>
          </table:table-cell>
          <table:table-cell table:style-name="Tabela1.A1" office:value-type="string">
            <text:p text:style-name="P199">S<text:span text:style-name="T18">afra</text:span></text:p>
          </table:table-cell>
          <table:table-cell table:style-name="Tabela1.A1" office:value-type="string">
            <text:p text:style-name="P201">Daycoval</text:p>
          </table:table-cell>
          <table:table-cell table:style-name="Tabela1.A1" office:value-type="string">
            <text:p text:style-name="P202">Pine</text:p>
          </table:table-cell>
          <table:table-cell table:style-name="Tabela1.S1" office:value-type="string">
            <text:p text:style-name="P203">Cecred</text:p>
          </table:table-cell>
        </table:table-row>
        <table:table-row>
          <table:table-cell table:style-name="Tabela1.A2" office:value-type="string">
            <text:p text:style-name="P142">Agencia/DV</text:p>
          </table:table-cell>
          <table:table-cell table:style-name="Tabela1.A2" office:value-type="string">
            <text:p text:style-name="P148"><text:span text:style-name="T33">Agencia</text:span>/Digito<text:span text:style-name="T33">Agencia</text:span></text:p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103">X</text:p>
          </table:table-cell>
          <table:table-cell table:style-name="Tabela1.S2" office:value-type="string">
            <text:p text:style-name="P64">X</text:p>
          </table:table-cell>
        </table:table-row>
        <table:table-row>
          <table:table-cell table:style-name="Tabela1.A2" office:value-type="string">
            <text:p text:style-name="P143">Conta/DV</text:p>
          </table:table-cell>
          <table:table-cell table:style-name="Tabela1.A2" office:value-type="string">
            <text:p text:style-name="P149">Conta/DigitoConta</text:p>
          </table:table-cell>
          <table:table-cell table:style-name="Tabela1.A2" office:value-type="string">
            <text:p text:style-name="P67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103">X</text:p>
          </table:table-cell>
          <table:table-cell table:style-name="Tabela1.S2" office:value-type="string">
            <text:p text:style-name="P64">X</text:p>
          </table:table-cell>
        </table:table-row>
        <table:table-row>
          <table:table-cell table:style-name="Tabela1.A2" office:value-type="string">
            <text:p text:style-name="P143">Endereço<text:span text:style-name="T13">¹</text:span></text:p>
          </table:table-cell>
          <table:table-cell table:style-name="Tabela1.A2" office:value-type="string">
            <text:p text:style-name="P150">Logradouro/Numero/Bairro/Cidade/CEP/UF</text:p>
          </table:table-cell>
          <table:table-cell table:style-name="Tabela1.A2" office:value-type="string">
            <text:p text:style-name="P67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93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103">X</text:p>
          </table:table-cell>
          <table:table-cell table:style-name="Tabela1.S2" office:value-type="string">
            <text:p text:style-name="P64">X</text:p>
          </table:table-cell>
        </table:table-row>
        <table:table-row>
          <table:table-cell table:style-name="Tabela1.A2" office:value-type="string">
            <text:p text:style-name="P143">CaracTitulo<text:span text:style-name="T13">²</text:span></text:p>
          </table:table-cell>
          <table:table-cell table:style-name="Tabela1.A2" office:value-type="string">
            <text:p text:style-name="P146">CaracTitulo</text:p>
          </table:table-cell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8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/>
          </table:table-cell>
          <table:table-cell table:style-name="Tabela1.A2" office:value-type="string">
            <text:p text:style-name="P66"/>
          </table:table-cell>
          <table:table-cell table:style-name="Tabela1.S2" office:value-type="string">
            <text:p text:style-name="P68">X</text:p>
          </table:table-cell>
        </table:table-row>
        <table:table-row>
          <table:table-cell table:style-name="Tabela1.A2" office:value-type="string">
            <text:p text:style-name="P151">Tipo Inscricao</text:p>
          </table:table-cell>
          <table:table-cell table:style-name="Tabela1.A2" office:value-type="string">
            <text:p text:style-name="P62">TipoPessoa</text:p>
          </table:table-cell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103">X</text:p>
          </table:table-cell>
          <table:table-cell table:style-name="Tabela1.S2" office:value-type="string">
            <text:p text:style-name="P64">X</text:p>
          </table:table-cell>
        </table:table-row>
        <table:table-row>
          <table:table-cell table:style-name="Tabela1.A2" office:value-type="string">
            <text:p text:style-name="P143">CNPJ<text:span text:style-name="T13">(CPF)</text:span></text:p>
          </table:table-cell>
          <table:table-cell table:style-name="Tabela1.A2" office:value-type="string">
            <text:p text:style-name="P63">CNPJCPF</text:p>
          </table:table-cell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103">X</text:p>
          </table:table-cell>
          <table:table-cell table:style-name="Tabela1.S2" office:value-type="string">
            <text:p text:style-name="P64">X</text:p>
          </table:table-cell>
        </table:table-row>
        <table:table-row>
          <table:table-cell table:style-name="Tabela1.A2" office:value-type="string">
            <text:p text:style-name="P151">Telefone<text:span text:style-name="T13">¹</text:span></text:p>
          </table:table-cell>
          <table:table-cell table:style-name="Tabela1.A2" office:value-type="string">
            <text:p text:style-name="P194">Não Implementado</text:p>
          </table:table-cell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103">X</text:p>
          </table:table-cell>
          <table:table-cell table:style-name="Tabela1.S2" office:value-type="string">
            <text:p text:style-name="P64">X</text:p>
          </table:table-cell>
        </table:table-row>
        <table:table-row>
          <table:table-cell table:style-name="Tabela1.A2" office:value-type="string">
            <text:p text:style-name="P143">Cod. Cedente</text:p>
          </table:table-cell>
          <table:table-cell table:style-name="Tabela1.A2" office:value-type="string">
            <text:p text:style-name="P150">Codigo</text:p>
            <text:p text:style-name="P150">Cedente</text:p>
          </table:table-cell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103">X</text:p>
          </table:table-cell>
          <table:table-cell table:style-name="Tabela1.S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143">Cod. Transmissão</text:p>
          </table:table-cell>
          <table:table-cell table:style-name="Tabela1.A2" office:value-type="string">
            <text:p text:style-name="P147">Cod Transmissão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S2" office:value-type="string">
            <text:p text:style-name="P74"/>
          </table:table-cell>
        </table:table-row>
        <table:table-row>
          <table:table-cell table:style-name="Tabela1.A2" office:value-type="string">
            <text:p text:style-name="P151">Convenio</text:p>
          </table:table-cell>
          <table:table-cell table:style-name="Tabela1.A2" office:value-type="string">
            <text:p text:style-name="P155">Convenio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S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151">DV Agencia <text:span text:style-name="T13">Conta</text:span></text:p>
          </table:table-cell>
          <table:table-cell table:style-name="Tabela1.A2" office:value-type="string">
            <text:p text:style-name="P149">DigitoVerificadorAgenciaConta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81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S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151">Fantasia<text:span text:style-name="T14">¹</text:span></text:p>
          </table:table-cell>
          <table:table-cell table:style-name="Tabela1.A2" office:value-type="string">
            <text:p text:style-name="P194">Não Implementado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103">X</text:p>
          </table:table-cell>
          <table:table-cell table:style-name="Tabela1.S2" office:value-type="string">
            <text:p text:style-name="P64">X</text:p>
          </table:table-cell>
        </table:table-row>
        <text:soft-page-break/>
        <table:table-row>
          <table:table-cell table:style-name="Tabela1.A2" office:value-type="string">
            <text:p text:style-name="P151">Iden<text:span text:style-name="T14">t</text:span>Distribuicao</text:p>
          </table:table-cell>
          <table:table-cell table:style-name="Tabela1.A2" office:value-type="string">
            <text:p text:style-name="P195">Não Implementado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S2" office:value-type="string">
            <text:p text:style-name="P74"/>
          </table:table-cell>
        </table:table-row>
        <table:table-row>
          <table:table-cell table:style-name="Tabela1.A2" office:value-type="string">
            <text:p text:style-name="P151">Modalidade</text:p>
          </table:table-cell>
          <table:table-cell table:style-name="Tabela1.A2" office:value-type="string">
            <text:p text:style-name="P156">Modalidade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83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83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83">X</text:p>
          </table:table-cell>
          <table:table-cell table:style-name="Tabela1.A2" office:value-type="string">
            <text:p text:style-name="P83">X</text:p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84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84"/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66">X</text:p>
          </table:table-cell>
          <table:table-cell table:style-name="Tabela1.A2" office:value-type="string">
            <text:p text:style-name="P84"/>
          </table:table-cell>
          <table:table-cell table:style-name="Tabela1.A2" office:value-type="string">
            <text:p text:style-name="P84"/>
          </table:table-cell>
          <table:table-cell table:style-name="Tabela1.A2" office:value-type="string">
            <text:p text:style-name="P84"/>
          </table:table-cell>
          <table:table-cell table:style-name="Tabela1.S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151">Operacao</text:p>
          </table:table-cell>
          <table:table-cell table:style-name="Tabela1.A2" office:value-type="string">
            <text:p text:style-name="P194">Não Implementado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98"/>
          </table:table-cell>
          <table:table-cell table:style-name="Tabela1.S2" office:value-type="string">
            <text:p text:style-name="P74"/>
          </table:table-cell>
        </table:table-row>
        <table:table-row>
          <table:table-cell table:style-name="Tabela1.A2" office:value-type="string">
            <text:p text:style-name="P152">Resp<text:span text:style-name="T15">on</text:span></text:p>
            <text:p text:style-name="P152">Emissao</text:p>
          </table:table-cell>
          <table:table-cell table:style-name="Tabela1.A2" office:value-type="string">
            <text:p text:style-name="P157">RespEmis</text:p>
          </table:table-cell>
          <table:table-cell table:style-name="Tabela1.A2" office:value-type="string">
            <text:p text:style-name="P125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98"/>
          </table:table-cell>
          <table:table-cell table:style-name="Tabela1.S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151">TipoCarteira</text:p>
          </table:table-cell>
          <table:table-cell table:style-name="Tabela1.A2" office:value-type="string">
            <text:p text:style-name="P156">TipoCarteira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88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4"/>
          </table:table-cell>
        </table:table-row>
        <table:table-row>
          <table:table-cell table:style-name="Tabela1.A2" office:value-type="string">
            <text:p text:style-name="P152">Tipo</text:p>
            <text:p text:style-name="P152">Documento</text:p>
          </table:table-cell>
          <table:table-cell table:style-name="Tabela1.A2" office:value-type="string">
            <text:p text:style-name="P156">Tipo</text:p>
            <text:p text:style-name="P156">Documento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73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91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91"/>
          </table:table-cell>
          <table:table-cell table:style-name="Tabela1.A2" office:value-type="string">
            <text:p text:style-name="P88">X</text:p>
          </table:table-cell>
          <table:table-cell table:style-name="Tabela1.A2" office:value-type="string">
            <text:p text:style-name="P88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4"/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88">Componente</text:p>
          </table:table-cell>
          <table:table-cell table:style-name="Tabela2.A1" office:value-type="string">
            <text:p text:style-name="P189">Monitor/ Lib</text:p>
          </table:table-cell>
          <table:table-cell table:style-name="Tabela2.A1" office:value-type="string">
            <text:p text:style-name="P203">Uniprime XX</text:p>
          </table:table-cell>
          <table:table-cell table:style-name="Tabela2.A1" office:value-type="string">
            <text:p text:style-name="P204">Unicred XX</text:p>
          </table:table-cell>
          <table:table-cell table:style-name="Tabela2.A1" office:value-type="string">
            <text:p text:style-name="P178">B<text:span text:style-name="T19">anese</text:span></text:p>
          </table:table-cell>
          <table:table-cell table:style-name="Tabela2.A1" office:value-type="string">
            <text:p text:style-name="P182">C<text:span text:style-name="T19">redsis</text:span></text:p>
          </table:table-cell>
          <table:table-cell table:style-name="Tabela2.A1" office:value-type="string">
            <text:p text:style-name="P178">C<text:span text:style-name="T19">resol</text:span></text:p>
          </table:table-cell>
          <table:table-cell table:style-name="Tabela2.A1" office:value-type="string">
            <text:p text:style-name="P183">CitiBank</text:p>
          </table:table-cell>
          <table:table-cell table:style-name="Tabela2.A1" office:value-type="string">
            <text:p text:style-name="P184">ABC Brasil</text:p>
          </table:table-cell>
          <table:table-cell table:style-name="Tabela2.A1" office:value-type="string">
            <text:p text:style-name="P185">Bancoob</text:p>
          </table:table-cell>
          <table:table-cell table:style-name="Tabela2.A1" office:value-type="string">
            <text:p text:style-name="P185">Banrisul</text:p>
          </table:table-cell>
          <table:table-cell table:style-name="Tabela2.L1" office:value-type="string">
            <text:p text:style-name="P179">S<text:span text:style-name="T26">antander</text:span></text:p>
          </table:table-cell>
        </table:table-row>
        <table:table-row>
          <table:table-cell table:style-name="Tabela2.A2" office:value-type="string">
            <text:p text:style-name="P144">Agencia/DV</text:p>
          </table:table-cell>
          <table:table-cell table:style-name="Tabela2.A2" office:value-type="string">
            <text:p text:style-name="P149">Agencia/DigitoAgencia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5">X</text:p>
          </table:table-cell>
          <table:table-cell table:style-name="Tabela2.L2" office:value-type="string">
            <text:p text:style-name="P65">X</text:p>
          </table:table-cell>
        </table:table-row>
        <table:table-row>
          <table:table-cell table:style-name="Tabela2.A2" office:value-type="string">
            <text:p text:style-name="P144">Conta/DV</text:p>
          </table:table-cell>
          <table:table-cell table:style-name="Tabela2.A2" office:value-type="string">
            <text:p text:style-name="P149">Conta/DigitoConta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5">X</text:p>
          </table:table-cell>
          <table:table-cell table:style-name="Tabela2.L2" office:value-type="string">
            <text:p text:style-name="P95">X</text:p>
          </table:table-cell>
        </table:table-row>
        <table:table-row>
          <table:table-cell table:style-name="Tabela2.A2" office:value-type="string">
            <text:p text:style-name="P144">Endereço<text:span text:style-name="T13">¹</text:span></text:p>
          </table:table-cell>
          <table:table-cell table:style-name="Tabela2.A2" office:value-type="string">
            <text:p text:style-name="P150">Logradouro/Numero/Bairro/Cidade/CEP/UF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5">X</text:p>
          </table:table-cell>
          <table:table-cell table:style-name="Tabela2.L2" office:value-type="string">
            <text:p text:style-name="P65">X</text:p>
          </table:table-cell>
        </table:table-row>
        <table:table-row>
          <table:table-cell table:style-name="Tabela2.A2" office:value-type="string">
            <text:p text:style-name="P144">CaracTitulo<text:span text:style-name="T13">²</text:span></text:p>
          </table:table-cell>
          <table:table-cell table:style-name="Tabela2.A2" office:value-type="string">
            <text:p text:style-name="P146">CaracTitul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101">X</text:p>
          </table:table-cell>
          <table:table-cell table:style-name="Tabela2.L2" office:value-type="string">
            <text:p text:style-name="P101">X</text:p>
          </table:table-cell>
        </table:table-row>
        <table:table-row>
          <table:table-cell table:style-name="Tabela2.A2" office:value-type="string">
            <text:p text:style-name="P153">Tipo Inscricao</text:p>
          </table:table-cell>
          <table:table-cell table:style-name="Tabela2.A2" office:value-type="string">
            <text:p text:style-name="P62">TipoPessoa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5">X</text:p>
          </table:table-cell>
          <table:table-cell table:style-name="Tabela2.L2" office:value-type="string">
            <text:p text:style-name="P65">X</text:p>
          </table:table-cell>
        </table:table-row>
        <table:table-row>
          <table:table-cell table:style-name="Tabela2.A2" office:value-type="string">
            <text:p text:style-name="P144">CNPJ<text:span text:style-name="T13">(CPF)</text:span></text:p>
          </table:table-cell>
          <table:table-cell table:style-name="Tabela2.A2" office:value-type="string">
            <text:p text:style-name="P63">CNPJCPF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5">X</text:p>
          </table:table-cell>
          <table:table-cell table:style-name="Tabela2.L2" office:value-type="string">
            <text:p text:style-name="P65">X</text:p>
          </table:table-cell>
        </table:table-row>
        <table:table-row>
          <table:table-cell table:style-name="Tabela2.A2" office:value-type="string">
            <text:p text:style-name="P153">Telefone<text:span text:style-name="T13">¹</text:span></text:p>
          </table:table-cell>
          <table:table-cell table:style-name="Tabela2.A2" office:value-type="string">
            <text:p text:style-name="P194">Não Implementado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5">X</text:p>
          </table:table-cell>
          <table:table-cell table:style-name="Tabela2.L2" office:value-type="string">
            <text:p text:style-name="P65">X</text:p>
          </table:table-cell>
        </table:table-row>
        <table:table-row>
          <table:table-cell table:style-name="Tabela2.A2" office:value-type="string">
            <text:p text:style-name="P144">Cod. Cedente</text:p>
          </table:table-cell>
          <table:table-cell table:style-name="Tabela2.A2" office:value-type="string">
            <text:p text:style-name="P150">CodigoCedente</text:p>
          </table:table-cell>
          <table:table-cell table:style-name="Tabela2.A2" office:value-type="string">
            <text:p text:style-name="P104">X</text:p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101">X</text:p>
          </table:table-cell>
          <table:table-cell table:style-name="Tabela2.A2" office:value-type="string">
            <text:p text:style-name="P101">X</text:p>
          </table:table-cell>
          <table:table-cell table:style-name="Tabela2.L2" office:value-type="string">
            <text:p text:style-name="P101">X</text:p>
          </table:table-cell>
        </table:table-row>
        <table:table-row>
          <table:table-cell table:style-name="Tabela2.A2" office:value-type="string">
            <text:p text:style-name="P144">Cod. Transmissão</text:p>
          </table:table-cell>
          <table:table-cell table:style-name="Tabela2.A2" office:value-type="string">
            <text:p text:style-name="P147">CodTransmissão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53">Convenio</text:p>
          </table:table-cell>
          <table:table-cell table:style-name="Tabela2.A2" office:value-type="string">
            <text:p text:style-name="P155">Convenio</text:p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101">X</text:p>
          </table:table-cell>
          <table:table-cell table:style-name="Tabela2.L2" office:value-type="string">
            <text:p text:style-name="P65"/>
          </table:table-cell>
        </table:table-row>
        <table:table-row>
          <table:table-cell table:style-name="Tabela2.A2" office:value-type="string">
            <text:p text:style-name="P153">DV Agencia <text:span text:style-name="T13">Conta</text:span></text:p>
          </table:table-cell>
          <table:table-cell table:style-name="Tabela2.A2" office:value-type="string">
            <text:p text:style-name="P149">DigitoVerificadorAgenciaConta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101">X</text:p>
          </table:table-cell>
          <table:table-cell table:style-name="Tabela2.A2" office:value-type="string">
            <text:p text:style-name="P75"/>
          </table:table-cell>
          <table:table-cell table:style-name="Tabela2.L2" office:value-type="string">
            <text:p text:style-name="P75"/>
          </table:table-cell>
        </table:table-row>
        <table:table-row>
          <table:table-cell table:style-name="Tabela2.A2" office:value-type="string">
            <text:p text:style-name="P153">Fantasia<text:span text:style-name="T14">¹</text:span></text:p>
          </table:table-cell>
          <table:table-cell table:style-name="Tabela2.A2" office:value-type="string">
            <text:p text:style-name="P194">Não Implementado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64">X</text:p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5">X</text:p>
          </table:table-cell>
          <table:table-cell table:style-name="Tabela2.L2" office:value-type="string">
            <text:p text:style-name="P97">X</text:p>
          </table:table-cell>
        </table:table-row>
        <table:table-row>
          <table:table-cell table:style-name="Tabela2.A2" office:value-type="string">
            <text:p text:style-name="P153">Iden<text:span text:style-name="T14">t</text:span>Distribuicao</text:p>
          </table:table-cell>
          <table:table-cell table:style-name="Tabela2.A2" office:value-type="string">
            <text:p text:style-name="P195">Não Implementado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L2" office:value-type="string">
            <text:p text:style-name="P75"/>
          </table:table-cell>
        </table:table-row>
        <text:soft-page-break/>
        <table:table-row>
          <table:table-cell table:style-name="Tabela2.A2" office:value-type="string">
            <text:p text:style-name="P153">Modalidade</text:p>
          </table:table-cell>
          <table:table-cell table:style-name="Tabela2.A2" office:value-type="string">
            <text:p text:style-name="P156">Modalidade</text:p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101">X</text:p>
          </table:table-cell>
          <table:table-cell table:style-name="Tabela2.A2" office:value-type="string">
            <text:p text:style-name="P82"/>
          </table:table-cell>
          <table:table-cell table:style-name="Tabela2.L2" office:value-type="string">
            <text:p text:style-name="P101">X</text:p>
          </table:table-cell>
        </table:table-row>
        <table:table-row>
          <table:table-cell table:style-name="Tabela2.A2" office:value-type="string">
            <text:p text:style-name="P153">Operacao</text:p>
          </table:table-cell>
          <table:table-cell table:style-name="Tabela2.A2" office:value-type="string">
            <text:p text:style-name="P194">Não Implementado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106">X</text:p>
          </table:table-cell>
          <table:table-cell table:style-name="Tabela2.A2" office:value-type="string">
            <text:p text:style-name="P75"/>
          </table:table-cell>
          <table:table-cell table:style-name="Tabela2.L2" office:value-type="string">
            <text:p text:style-name="P75"/>
          </table:table-cell>
        </table:table-row>
        <table:table-row>
          <table:table-cell table:style-name="Tabela2.A2" office:value-type="string">
            <text:p text:style-name="P153">Resp<text:span text:style-name="T15">on</text:span>Emissao</text:p>
          </table:table-cell>
          <table:table-cell table:style-name="Tabela2.A2" office:value-type="string">
            <text:p text:style-name="P158">RespEmis</text:p>
          </table:table-cell>
          <table:table-cell table:style-name="Tabela2.A2" office:value-type="string">
            <text:p text:style-name="P104">X</text:p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101">X</text:p>
          </table:table-cell>
          <table:table-cell table:style-name="Tabela2.A2" office:value-type="string">
            <text:p text:style-name="P101">X</text:p>
          </table:table-cell>
          <table:table-cell table:style-name="Tabela2.L2" office:value-type="string">
            <text:p text:style-name="P101">X</text:p>
          </table:table-cell>
        </table:table-row>
        <table:table-row>
          <table:table-cell table:style-name="Tabela2.A2" office:value-type="string">
            <text:p text:style-name="P153">TipoCarteira</text:p>
          </table:table-cell>
          <table:table-cell table:style-name="Tabela2.A2" office:value-type="string">
            <text:p text:style-name="P156">TipoCarteira</text:p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87"/>
          </table:table-cell>
          <table:table-cell table:style-name="Tabela2.L2" office:value-type="string">
            <text:p text:style-name="P101">X</text:p>
          </table:table-cell>
        </table:table-row>
        <table:table-row>
          <table:table-cell table:style-name="Tabela2.A2" office:value-type="string">
            <text:p text:style-name="P153">TipoDocumento</text:p>
          </table:table-cell>
          <table:table-cell table:style-name="Tabela2.A2" office:value-type="string">
            <text:p text:style-name="P156">TipoDocumento</text:p>
          </table:table-cell>
          <table:table-cell table:style-name="Tabela2.A2" office:value-type="string">
            <text:p text:style-name="P89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9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98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90"/>
          </table:table-cell>
          <table:table-cell table:style-name="Tabela2.L2" office:value-type="string">
            <text:p text:style-name="P101">X</text:p>
          </table:table-cell>
        </table:table-row>
      </table:table>
      <text:p text:style-name="P20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107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88">Componente</text:p>
          </table:table-cell>
          <table:table-cell table:style-name="Tabela5.A2" office:value-type="string">
            <text:p text:style-name="P190">Monitor/ Lib</text:p>
          </table:table-cell>
          <table:table-cell table:style-name="Tabela5.A2" office:value-type="string">
            <text:p text:style-name="P186">Banco do Brasil Sicoob</text:p>
          </table:table-cell>
          <table:table-cell table:style-name="Tabela5.A2" office:value-type="string">
            <text:p text:style-name="P180">S<text:span text:style-name="T20">afra Bradesco</text:span></text:p>
          </table:table-cell>
          <table:table-cell table:style-name="Tabela5.A2" office:value-type="string">
            <text:p text:style-name="P186">Pine Bradesco</text:p>
          </table:table-cell>
          <table:table-cell table:style-name="Tabela5.F2" office:value-type="string">
            <text:p text:style-name="P207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5.A2" office:value-type="string">
            <text:p text:style-name="P145">Agencia/DV</text:p>
          </table:table-cell>
          <table:table-cell table:style-name="Tabela5.A2" office:value-type="string">
            <text:p text:style-name="P149">Agencia/DigitoAgencia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09">X</text:p>
          </table:table-cell>
          <table:table-cell table:style-name="Tabela5.F2" office:value-type="string">
            <text:p text:style-name="P108">X</text:p>
          </table:table-cell>
        </table:table-row>
        <table:table-row>
          <table:table-cell table:style-name="Tabela5.A2" office:value-type="string">
            <text:p text:style-name="P145">Conta/DV</text:p>
          </table:table-cell>
          <table:table-cell table:style-name="Tabela5.A2" office:value-type="string">
            <text:p text:style-name="P149">Conta/DigitoConta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08"/>
          </table:table-cell>
          <table:table-cell table:style-name="Tabela5.F2" office:value-type="string">
            <text:p text:style-name="P108">X</text:p>
          </table:table-cell>
        </table:table-row>
        <table:table-row>
          <table:table-cell table:style-name="Tabela5.A2" office:value-type="string">
            <text:p text:style-name="P145">Endereço<text:span text:style-name="T13">¹</text:span></text:p>
          </table:table-cell>
          <table:table-cell table:style-name="Tabela5.A2" office:value-type="string">
            <text:p text:style-name="P150">Logradouro/Numero/Bairro/Cidade/CEP/UF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10">X</text:p>
          </table:table-cell>
          <table:table-cell table:style-name="Tabela5.F2" office:value-type="string">
            <text:p text:style-name="P108">X</text:p>
          </table:table-cell>
        </table:table-row>
        <table:table-row>
          <table:table-cell table:style-name="Tabela5.A2" office:value-type="string">
            <text:p text:style-name="P145">CaracTitulo<text:span text:style-name="T13">²</text:span></text:p>
          </table:table-cell>
          <table:table-cell table:style-name="Tabela5.A2" office:value-type="string">
            <text:p text:style-name="P146">CaracTitulo</text:p>
          </table:table-cell>
          <table:table-cell table:style-name="Tabela5.A2" office:value-type="string">
            <text:p text:style-name="P110">X</text:p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08"/>
          </table:table-cell>
          <table:table-cell table:style-name="Tabela5.F2" office:value-type="string">
            <text:p text:style-name="P111"/>
          </table:table-cell>
        </table:table-row>
        <table:table-row>
          <table:table-cell table:style-name="Tabela5.A2" office:value-type="string">
            <text:p text:style-name="P154">Tipo Inscricao</text:p>
          </table:table-cell>
          <table:table-cell table:style-name="Tabela5.A2" office:value-type="string">
            <text:p text:style-name="P62">TipoPessoa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10">X</text:p>
          </table:table-cell>
          <table:table-cell table:style-name="Tabela5.F2" office:value-type="string">
            <text:p text:style-name="P108">X</text:p>
          </table:table-cell>
        </table:table-row>
        <table:table-row>
          <table:table-cell table:style-name="Tabela5.A2" office:value-type="string">
            <text:p text:style-name="P145">CNPJ<text:span text:style-name="T13">(CPF)</text:span></text:p>
          </table:table-cell>
          <table:table-cell table:style-name="Tabela5.A2" office:value-type="string">
            <text:p text:style-name="P63">CNPJCPF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10">X</text:p>
          </table:table-cell>
          <table:table-cell table:style-name="Tabela5.F2" office:value-type="string">
            <text:p text:style-name="P108">X</text:p>
          </table:table-cell>
        </table:table-row>
        <table:table-row>
          <table:table-cell table:style-name="Tabela5.A2" office:value-type="string">
            <text:p text:style-name="P154">Telefone<text:span text:style-name="T13">¹</text:span>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10">X</text:p>
          </table:table-cell>
          <table:table-cell table:style-name="Tabela5.F2" office:value-type="string">
            <text:p text:style-name="P108">X</text:p>
          </table:table-cell>
        </table:table-row>
        <table:table-row>
          <table:table-cell table:style-name="Tabela5.A2" office:value-type="string">
            <text:p text:style-name="P145">Cod. Cedente</text:p>
          </table:table-cell>
          <table:table-cell table:style-name="Tabela5.A2" office:value-type="string">
            <text:p text:style-name="P150">CodigoCedente</text:p>
          </table:table-cell>
          <table:table-cell table:style-name="Tabela5.A2" office:value-type="string">
            <text:p text:style-name="P114">X</text:p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14">X</text:p>
          </table:table-cell>
          <table:table-cell table:style-name="Tabela5.F2" office:value-type="string">
            <text:p text:style-name="P108"/>
          </table:table-cell>
        </table:table-row>
        <table:table-row>
          <table:table-cell table:style-name="Tabela5.A2" office:value-type="string">
            <text:p text:style-name="P145">Cod. Transmissão</text:p>
          </table:table-cell>
          <table:table-cell table:style-name="Tabela5.A2" office:value-type="string">
            <text:p text:style-name="P147">CodTransmissão</text:p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8">X</text:p>
          </table:table-cell>
        </table:table-row>
        <table:table-row table:style-name="Tabela5.12">
          <table:table-cell table:style-name="Tabela5.A2" office:value-type="string">
            <text:p text:style-name="P154">Convenio</text:p>
          </table:table-cell>
          <table:table-cell table:style-name="Tabela5.A2" office:value-type="string">
            <text:p text:style-name="P155">Convenio</text:p>
          </table:table-cell>
          <table:table-cell table:style-name="Tabela5.A2" office:value-type="string">
            <text:p text:style-name="P108"/>
          </table:table-cell>
          <table:table-cell table:style-name="Tabela5.A2" office:value-type="string">
            <text:p text:style-name="P108"/>
          </table:table-cell>
          <table:table-cell table:style-name="Tabela5.A2" office:value-type="string">
            <text:p text:style-name="P118">X</text:p>
          </table:table-cell>
          <table:table-cell table:style-name="Tabela5.F2" office:value-type="string">
            <text:p text:style-name="P118">X</text:p>
          </table:table-cell>
        </table:table-row>
        <table:table-row>
          <table:table-cell table:style-name="Tabela5.A2" office:value-type="string">
            <text:p text:style-name="P154">DV Agencia <text:span text:style-name="T13">Conta</text:span></text:p>
          </table:table-cell>
          <table:table-cell table:style-name="Tabela5.A2" office:value-type="string">
            <text:p text:style-name="P149">DigitoVerificadorAgenciaConta</text:p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154">Fantasia<text:span text:style-name="T14">¹</text:span></text:p>
          </table:table-cell>
          <table:table-cell table:style-name="Tabela5.A2" office:value-type="string">
            <text:p text:style-name="P194">Não Implementado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10">X</text:p>
          </table:table-cell>
          <table:table-cell table:style-name="Tabela5.F2" office:value-type="string">
            <text:p text:style-name="P108">X</text:p>
          </table:table-cell>
        </table:table-row>
        <table:table-row>
          <table:table-cell table:style-name="Tabela5.A2" office:value-type="string">
            <text:p text:style-name="P154">Iden<text:span text:style-name="T14">t</text:span>Distribuicao</text:p>
          </table:table-cell>
          <table:table-cell table:style-name="Tabela5.A2" office:value-type="string">
            <text:p text:style-name="P195">Não Implementado</text:p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154">Modalidade</text:p>
          </table:table-cell>
          <table:table-cell table:style-name="Tabela5.A2" office:value-type="string">
            <text:p text:style-name="P156">Modalidade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6"/>
          </table:table-cell>
          <table:table-cell table:style-name="Tabela5.F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154">Operacao</text:p>
          </table:table-cell>
          <table:table-cell table:style-name="Tabela5.A2" office:value-type="string">
            <text:p text:style-name="P194">Não Implementado</text:p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154">Resp<text:span text:style-name="T15">on</text:span>Emissao</text:p>
          </table:table-cell>
          <table:table-cell table:style-name="Tabela5.A2" office:value-type="string">
            <text:p text:style-name="P158">RespEmis</text:p>
          </table:table-cell>
          <table:table-cell table:style-name="Tabela5.A2" office:value-type="string">
            <text:p text:style-name="P120"/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F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154">TipoCarteira</text:p>
          </table:table-cell>
          <table:table-cell table:style-name="Tabela5.A2" office:value-type="string">
            <text:p text:style-name="P156">TipoCarteira</text:p>
          </table:table-cell>
          <table:table-cell table:style-name="Tabela5.A2" office:value-type="string">
            <text:p text:style-name="P121"/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154">TipoDocumento</text:p>
          </table:table-cell>
          <table:table-cell table:style-name="Tabela5.A2" office:value-type="string">
            <text:p text:style-name="P156">TipoDocument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3"/>
          </table:table-cell>
        </table:table-row>
      </table:table>
      <text:p text:style-name="P210"/>
      <text:p text:style-name="P12"/>
      <text:p text:style-name="P12"><text:span text:style-name="T31">2. </text:span>Tabela com principais campos <text:span text:style-name="T27">do grupo ACBrBoleto.Banco</text:span> e quais bancos <text:span text:style-name="T27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92">Componente</text:p>
          </table:table-cell>
          <table:table-cell table:style-name="Tabela6.A1" office:value-type="string">
            <text:p text:style-name="P191">Monitor/ Lib</text:p>
          </table:table-cell>
          <table:table-cell table:style-name="Tabela6.A1" office:value-type="string">
            <text:p text:style-name="P168">Bradesco</text:p>
          </table:table-cell>
          <table:table-cell table:style-name="Tabela6.A1" office:value-type="string">
            <text:p text:style-name="P168">B<text:span text:style-name="T12">anco do </text:span>B<text:span text:style-name="T12">rasil</text:span></text:p>
          </table:table-cell>
          <table:table-cell table:style-name="Tabela6.A1" office:value-type="string">
            <text:p text:style-name="P168">Banco da Amazonia</text:p>
          </table:table-cell>
          <table:table-cell table:style-name="Tabela6.A1" office:value-type="string">
            <text:p text:style-name="P168">Banestes</text:p>
          </table:table-cell>
          <table:table-cell table:style-name="Tabela6.A1" office:value-type="string">
            <text:p text:style-name="P168">Itau</text:p>
          </table:table-cell>
          <table:table-cell table:style-name="Tabela6.A1" office:value-type="string">
            <text:p text:style-name="P168">Sicredi</text:p>
          </table:table-cell>
          <table:table-cell table:style-name="Tabela6.A1" office:value-type="string">
            <text:p text:style-name="P168">Mercantil</text:p>
          </table:table-cell>
          <table:table-cell table:style-name="Tabela6.A1" office:value-type="string">
            <text:p text:style-name="P168">C<text:span text:style-name="T17">aixa</text:span></text:p>
          </table:table-cell>
          <table:table-cell table:style-name="Tabela6.A1" office:value-type="string">
            <text:p text:style-name="P168">C<text:span text:style-name="T17">aixa (Sicob)</text:span></text:p>
          </table:table-cell>
          <table:table-cell table:style-name="Tabela6.A1" office:value-type="string">
            <text:p text:style-name="P168">H<text:span text:style-name="T18">SBC</text:span></text:p>
          </table:table-cell>
          <table:table-cell table:style-name="Tabela6.A1" office:value-type="string">
            <text:p text:style-name="P168">Ban<text:span text:style-name="T18">co <text:s/>Nordeste</text:span></text:p>
          </table:table-cell>
          <table:table-cell table:style-name="Tabela6.A1" office:value-type="string">
            <text:p text:style-name="P170">BRB</text:p>
          </table:table-cell>
          <table:table-cell table:style-name="Tabela6.A1" office:value-type="string">
            <text:p text:style-name="P168">B<text:span text:style-name="T18">IC</text:span></text:p>
          </table:table-cell>
          <table:table-cell table:style-name="Tabela6.A1" office:value-type="string">
            <text:p text:style-name="P168">S<text:span text:style-name="T18">afra</text:span></text:p>
          </table:table-cell>
          <table:table-cell table:style-name="Tabela6.A1" office:value-type="string">
            <text:p text:style-name="P171">Daycoval</text:p>
          </table:table-cell>
          <table:table-cell table:style-name="Tabela6.A1" office:value-type="string">
            <text:p text:style-name="P172">Pine</text:p>
          </table:table-cell>
          <table:table-cell table:style-name="Tabela6.S1" office:value-type="string">
            <text:p text:style-name="P173">Cecred</text:p>
          </table:table-cell>
        </table:table-row>
        <table:table-row>
          <table:table-cell table:style-name="Tabela6.A2" office:value-type="string">
            <text:p text:style-name="P160">Casas</text:p>
            <text:p text:style-name="P160">Decimais</text:p>
            <text:p text:style-name="P160">MoraJuros</text:p>
          </table:table-cell>
          <table:table-cell table:style-name="Tabela6.A2" office:value-type="string">
            <text:p text:style-name="P196">Não Implementado</text:p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S2" office:value-type="string">
            <text:p text:style-name="P128"/>
          </table:table-cell>
        </table:table-row>
        <table:table-row>
          <table:table-cell table:style-name="Tabela6.A2" office:value-type="string">
            <text:p text:style-name="P160">Layout</text:p>
            <text:p text:style-name="P160">Versao</text:p>
            <text:p text:style-name="P160">Arquivo*</text:p>
          </table:table-cell>
          <table:table-cell table:style-name="Tabela6.A2" office:value-type="string">
            <text:p text:style-name="P163">Versao</text:p>
            <text:p text:style-name="P163">Arquivo</text:p>
          </table:table-cell>
          <table:table-cell table:style-name="Tabela6.A2" office:value-type="string">
            <text:p text:style-name="P130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S2" office:value-type="string">
            <text:p text:style-name="P139"/>
          </table:table-cell>
        </table:table-row>
        <table:table-row>
          <table:table-cell table:style-name="Tabela6.A2" office:value-type="string">
            <text:p text:style-name="P160">Layout</text:p>
            <text:p text:style-name="P160">VersaoLote*</text:p>
          </table:table-cell>
          <table:table-cell table:style-name="Tabela6.A2" office:value-type="string">
            <text:p text:style-name="P163">VersaoLote</text:p>
          </table:table-cell>
          <table:table-cell table:style-name="Tabela6.A2" office:value-type="string">
            <text:p text:style-name="P130">X</text:p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38">X</text:p>
          </table:table-cell>
          <table:table-cell table:style-name="Tabela6.A2" office:value-type="string">
            <text:p text:style-name="P138">X</text:p>
          </table:table-cell>
          <table:table-cell table:style-name="Tabela6.S2" office:value-type="string">
            <text:p text:style-name="P139"/>
          </table:table-cell>
        </table:table-row>
        <table:table-row>
          <table:table-cell table:style-name="Tabela6.A2" office:value-type="string">
            <text:p text:style-name="P161">Local</text:p>
            <text:p text:style-name="P161">Pagamento<text:span text:style-name="T16">³</text:span></text:p>
          </table:table-cell>
          <table:table-cell table:style-name="Tabela6.A2" office:value-type="string">
            <text:p text:style-name="P164">Local</text:p>
            <text:p text:style-name="P164">Pagamento</text:p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26"/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A2" office:value-type="string">
            <text:p text:style-name="P127"/>
          </table:table-cell>
          <table:table-cell table:style-name="Tabela6.S2" office:value-type="string">
            <text:p text:style-name="P132">X</text:p>
          </table:table-cell>
        </table:table-row>
      </table:table>
      <text:p text:style-name="P8"/>
      <text:p text:style-name="P13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3">Componente</text:p>
          </table:table-cell>
          <table:table-cell table:style-name="Tabela7.A1" office:value-type="string">
            <text:p text:style-name="P189">Monitor/ Lib</text:p>
          </table:table-cell>
          <table:table-cell table:style-name="Tabela7.A1" office:value-type="string">
            <text:p text:style-name="P173">Uniprime XX</text:p>
          </table:table-cell>
          <table:table-cell table:style-name="Tabela7.A1" office:value-type="string">
            <text:p text:style-name="P174">Unicred XX</text:p>
          </table:table-cell>
          <table:table-cell table:style-name="Tabela7.A1" office:value-type="string">
            <text:p text:style-name="P166">B<text:span text:style-name="T19">anese</text:span></text:p>
          </table:table-cell>
          <table:table-cell table:style-name="Tabela7.A1" office:value-type="string">
            <text:p text:style-name="P169">C<text:span text:style-name="T19">redsis</text:span></text:p>
          </table:table-cell>
          <table:table-cell table:style-name="Tabela7.A1" office:value-type="string">
            <text:p text:style-name="P166">C<text:span text:style-name="T19">resol</text:span></text:p>
          </table:table-cell>
          <table:table-cell table:style-name="Tabela7.A1" office:value-type="string">
            <text:p text:style-name="P175">CitiBank</text:p>
          </table:table-cell>
          <table:table-cell table:style-name="Tabela7.A1" office:value-type="string">
            <text:p text:style-name="P176">ABC Brasil</text:p>
          </table:table-cell>
          <table:table-cell table:style-name="Tabela7.A1" office:value-type="string">
            <text:p text:style-name="P177">Bancoob</text:p>
          </table:table-cell>
          <table:table-cell table:style-name="Tabela7.A1" office:value-type="string">
            <text:p text:style-name="P177">Banrisul</text:p>
          </table:table-cell>
          <table:table-cell table:style-name="Tabela7.L1" office:value-type="string">
            <text:p text:style-name="P167">S<text:span text:style-name="T26">antander</text:span></text:p>
          </table:table-cell>
        </table:table-row>
        <table:table-row>
          <table:table-cell table:style-name="Tabela7.A2" office:value-type="string">
            <text:p text:style-name="P160">Casas</text:p>
            <text:p text:style-name="P160">Decimais</text:p>
            <text:p text:style-name="P160">MoraJuros</text:p>
          </table:table-cell>
          <table:table-cell table:style-name="Tabela7.A2" office:value-type="string">
            <text:p text:style-name="P196">Não Implementado</text:p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L2" office:value-type="string">
            <text:p text:style-name="P133">X</text:p>
          </table:table-cell>
        </table:table-row>
        <table:table-row>
          <table:table-cell table:style-name="Tabela7.A2" office:value-type="string">
            <text:p text:style-name="P160">Layout</text:p>
            <text:p text:style-name="P160">Versao</text:p>
            <text:p text:style-name="P160">Arquivo*</text:p>
          </table:table-cell>
          <table:table-cell table:style-name="Tabela7.A2" office:value-type="string">
            <text:p text:style-name="P163">Versao</text:p>
            <text:p text:style-name="P163">Arquivo</text:p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41"/>
          </table:table-cell>
          <table:table-cell table:style-name="Tabela7.A2" office:value-type="string">
            <text:p text:style-name="P133">X</text:p>
          </table:table-cell>
          <table:table-cell table:style-name="Tabela7.A2" office:value-type="string">
            <text:p text:style-name="P137">X</text:p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L2" office:value-type="string">
            <text:p text:style-name="P133">X</text:p>
          </table:table-cell>
        </table:table-row>
        <table:table-row>
          <table:table-cell table:style-name="Tabela7.A2" office:value-type="string">
            <text:p text:style-name="P160">Layout</text:p>
            <text:p text:style-name="P160">VersaoLote*</text:p>
          </table:table-cell>
          <table:table-cell table:style-name="Tabela7.A2" office:value-type="string">
            <text:p text:style-name="P163">VersaoLote</text:p>
          </table:table-cell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33">X</text:p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29"/>
          </table:table-cell>
          <table:table-cell table:style-name="Tabela7.L2" office:value-type="string">
            <text:p text:style-name="P133">X</text:p>
          </table:table-cell>
        </table:table-row>
        <table:table-row>
          <table:table-cell table:style-name="Tabela7.A2" office:value-type="string">
            <text:p text:style-name="P160">Local</text:p>
            <text:p text:style-name="P160">Pagamento<text:span text:style-name="T16">³</text:span></text:p>
          </table:table-cell>
          <table:table-cell table:style-name="Tabela7.A2" office:value-type="string">
            <text:p text:style-name="P164">Local</text:p>
            <text:p text:style-name="P164">Pagamento</text:p>
          </table:table-cell>
          <table:table-cell table:style-name="Tabela7.A2" office:value-type="string">
            <text:p text:style-name="P132">X</text:p>
          </table:table-cell>
          <table:table-cell table:style-name="Tabela7.A2" office:value-type="string">
            <text:p text:style-name="P132">X</text:p>
          </table:table-cell>
          <table:table-cell table:style-name="Tabela7.A2" office:value-type="string">
            <text:p text:style-name="P132">X</text:p>
          </table:table-cell>
          <table:table-cell table:style-name="Tabela7.A2" office:value-type="string">
            <text:p text:style-name="P132">X</text:p>
          </table:table-cell>
          <table:table-cell table:style-name="Tabela7.A2" office:value-type="string">
            <text:p text:style-name="P132">X</text:p>
          </table:table-cell>
          <table:table-cell table:style-name="Tabela7.A2" office:value-type="string">
            <text:p text:style-name="P132">X</text:p>
          </table:table-cell>
          <table:table-cell table:style-name="Tabela7.A2" office:value-type="string">
            <text:p text:style-name="P140">X</text:p>
          </table:table-cell>
          <table:table-cell table:style-name="Tabela7.A2" office:value-type="string">
            <text:p text:style-name="P134">X</text:p>
          </table:table-cell>
          <table:table-cell table:style-name="Tabela7.A2" office:value-type="string">
            <text:p text:style-name="P134">X</text:p>
          </table:table-cell>
          <table:table-cell table:style-name="Tabela7.L2" office:value-type="string">
            <text:p text:style-name="P134">X</text:p>
          </table:table-cell>
        </table:table-row>
      </table:table>
      <text:p text:style-name="P13"/>
      <text:p text:style-name="P211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05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88">Componente</text:p>
          </table:table-cell>
          <table:table-cell table:style-name="Tabela3.A2" office:value-type="string">
            <text:p text:style-name="P190">Monitor/ Lib</text:p>
          </table:table-cell>
          <table:table-cell table:style-name="Tabela3.A2" office:value-type="string">
            <text:p text:style-name="P187">Banco do Brasil Sicoob</text:p>
          </table:table-cell>
          <table:table-cell table:style-name="Tabela3.A2" office:value-type="string">
            <text:p text:style-name="P181">S<text:span text:style-name="T20">afra Bradesco</text:span></text:p>
          </table:table-cell>
          <table:table-cell table:style-name="Tabela3.A2" office:value-type="string">
            <text:p text:style-name="P187">Pine Bradesco</text:p>
          </table:table-cell>
          <table:table-cell table:style-name="Tabela3.F2" office:value-type="string">
            <text:p text:style-name="P208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3.A2" office:value-type="string">
            <text:p text:style-name="P160">CasasDecimaisMoraJuros</text:p>
          </table:table-cell>
          <table:table-cell table:style-name="Tabela3.A2" office:value-type="string">
            <text:p text:style-name="P165">Não Implementado</text:p>
          </table:table-cell>
          <table:table-cell table:style-name="Tabela3.A2" office:value-type="string">
            <text:p text:style-name="P112"/>
          </table:table-cell>
          <table:table-cell table:style-name="Tabela3.A2" office:value-type="string">
            <text:p text:style-name="P112"/>
          </table:table-cell>
          <table:table-cell table:style-name="Tabela3.A2" office:value-type="string">
            <text:p text:style-name="P112"/>
          </table:table-cell>
          <table:table-cell table:style-name="Tabela3.F2" office:value-type="string">
            <text:p text:style-name="P112"/>
          </table:table-cell>
        </table:table-row>
        <table:table-row>
          <table:table-cell table:style-name="Tabela3.A2" office:value-type="string">
            <text:p text:style-name="P160">LayoutVersaoArquivo*</text:p>
          </table:table-cell>
          <table:table-cell table:style-name="Tabela3.A2" office:value-type="string">
            <text:p text:style-name="P163">VersaoArquivo</text:p>
          </table:table-cell>
          <table:table-cell table:style-name="Tabela3.A2" office:value-type="string">
            <text:p text:style-name="P123"/>
          </table:table-cell>
          <table:table-cell table:style-name="Tabela3.A2" office:value-type="string">
            <text:p text:style-name="P112"/>
          </table:table-cell>
          <table:table-cell table:style-name="Tabela3.A2" office:value-type="string">
            <text:p text:style-name="P112"/>
          </table:table-cell>
          <table:table-cell table:style-name="Tabela3.F2" office:value-type="string">
            <text:p text:style-name="P115"/>
          </table:table-cell>
        </table:table-row>
        <table:table-row>
          <table:table-cell table:style-name="Tabela3.A2" office:value-type="string">
            <text:p text:style-name="P160">LayoutVersaoLote*</text:p>
          </table:table-cell>
          <table:table-cell table:style-name="Tabela3.A2" office:value-type="string">
            <text:p text:style-name="P163">VersaoLote</text:p>
          </table:table-cell>
          <table:table-cell table:style-name="Tabela3.A2" office:value-type="string">
            <text:p text:style-name="P112"/>
          </table:table-cell>
          <table:table-cell table:style-name="Tabela3.A2" office:value-type="string">
            <text:p text:style-name="P112"/>
          </table:table-cell>
          <table:table-cell table:style-name="Tabela3.A2" office:value-type="string">
            <text:p text:style-name="P112"/>
          </table:table-cell>
          <table:table-cell table:style-name="Tabela3.F2" office:value-type="string">
            <text:p text:style-name="P115"/>
          </table:table-cell>
        </table:table-row>
        <table:table-row>
          <table:table-cell table:style-name="Tabela3.A2" office:value-type="string">
            <text:p text:style-name="P160">LocalPagamento<text:span text:style-name="T16">³</text:span></text:p>
          </table:table-cell>
          <table:table-cell table:style-name="Tabela3.A2" office:value-type="string">
            <text:p text:style-name="P164">LocalPagamento</text:p>
          </table:table-cell>
          <table:table-cell table:style-name="Tabela3.A2" office:value-type="string">
            <text:p text:style-name="P124">X</text:p>
          </table:table-cell>
          <table:table-cell table:style-name="Tabela3.A2" office:value-type="string">
            <text:p text:style-name="P124">X</text:p>
          </table:table-cell>
          <table:table-cell table:style-name="Tabela3.A2" office:value-type="string">
            <text:p text:style-name="P124">X</text:p>
          </table:table-cell>
          <table:table-cell table:style-name="Tabela3.F2" office:value-type="string">
            <text:p text:style-name="P124">X</text:p>
          </table:table-cell>
        </table:table-row>
        <table:table-row>
          <table:table-cell table:style-name="Tabela3.A2" office:value-type="string">
            <text:p text:style-name="P162">NumeroCorrespondente<text:span text:style-name="T24">³</text:span></text:p>
          </table:table-cell>
          <table:table-cell table:style-name="Tabela3.A2" office:value-type="string">
            <text:p text:style-name="P163">NumeroCorrespondente</text:p>
          </table:table-cell>
          <table:table-cell table:style-name="Tabela3.A2" office:value-type="string">
            <text:p text:style-name="P117">X</text:p>
          </table:table-cell>
          <table:table-cell table:style-name="Tabela3.A2" office:value-type="string">
            <text:p text:style-name="P117">X</text:p>
          </table:table-cell>
          <table:table-cell table:style-name="Tabela3.A2" office:value-type="string">
            <text:p text:style-name="P117">X</text:p>
          </table:table-cell>
          <table:table-cell table:style-name="Tabela3.F2" office:value-type="string">
            <text:p text:style-name="P117">X</text:p>
          </table:table-cell>
        </table:table-row>
      </table:table>
      <text:p text:style-name="P4"/>
      <text:p text:style-name="P5">¹ <text:span text:style-name="T25">Informações utilizadas somente para impressão do boleto</text:span></text:p>
      <text:p text:style-name="P7"/>
      <text:p text:style-name="P5">² <text:span text:style-name="T25">Propriedade que poder informada tanto no cedente, quanto no titulo, se informado no cedente o titulo herdará o mesmo valor.</text:span></text:p>
      <text:p text:style-name="P7"/>
      <text:p text:style-name="P5">³ <text:span text:style-name="T25">Componente atribui valor default conforme regras dos bancos.</text:span></text:p>
      <text:p text:style-name="P7"/>
      <text:p text:style-name="P7"/>
      <text:p text:style-name="P7"/>
      <text:p text:style-name="P14">3. Outras Informações Importantes</text:p>
      <text:p text:style-name="P7"/>
      <text:p text:style-name="P15"><text:span text:style-name="T32">3.1 </text:span>Banco do Brasil</text:p>
      <text:p text:style-name="P26"/>
      <text:p text:style-name="P30">ACBrBoleto.Banco.LayoutVersaoArquivo: Informar a versão do layout sendo utilizado, assume valor default caso nada seja informado.</text:p>
      <text:p text:style-name="P26"/>
      <text:p text:style-name="P26">ACBrBoleto.Cedente.Convenio: deve-se informar o convênio sem 0 a esquerda, pois junto com a carteira determina a quantidade de digitos livres para uso no nosso número.</text:p>
      <text:p text:style-name="P26"/>
      <text:p text:style-name="P26">Modalidade: Informar o valor chamado de variação pelo banco.</text:p>
      <text:p text:style-name="P26"/>
      <text:p text:style-name="P61">DataLimitePagto: esse campo é utilizado para cálculo dos dias para recebimento após vencimento.</text:p>
      <text:p text:style-name="P26"/>
      <text:p text:style-name="P16"><text:span text:style-name="T32">3.2 </text:span>Banestes</text:p>
      <text:p text:style-name="P31"/>
      <text:p text:style-name="P31">Modalidade: Tipo de cobrança informado pelo banco, com valores possíveis conforme manual do banco (2, 3, 4, 5, 6 e 7), usado para montar o campo AsBace.</text:p>
      <text:p text:style-name="P26"/>
      <text:p text:style-name="P17"><text:span text:style-name="T32">3.3 </text:span>Sicredi</text:p>
      <text:p text:style-name="P32"/>
      <text:p text:style-name="P32">ACBrTitulo.ACBrBoleto.Cedente.AgenciaDigito: Valor informado pelo banco como Posto Beneficiário, com 2 digitos.</text:p>
      <text:p text:style-name="P32"/>
      <text:p text:style-name="P27">Modalidade: Tipo de cobrança, 1- Com Registro ou diferente de 1 -Sem registro (atualmente em vigor somente cobrança com registro).</text:p>
      <text:p text:style-name="P32"><text:soft-page-break/></text:p>
      <text:p text:style-name="P32">Titulo[x].CodigoGeração: Valor definido pelo banco como sendo o Byte de geração.</text:p>
      <text:p text:style-name="P32"/>
      <text:p text:style-name="P33">Titulo[x].CodigoMora: A- Valor ou B-Percentual.</text:p>
      <text:p text:style-name="P53"/>
      <text:p text:style-name="P34">Titulo[x].Informativo: Stringlist para envio de texto a ser impresso no boleto quando o mesmo é feito pelo banco.</text:p>
      <text:p text:style-name="P32"/>
      <text:p text:style-name="P18"><text:span text:style-name="T32">3.4 </text:span>Caixa Econômica Sicob</text:p>
      <text:p text:style-name="P41"/>
      <text:p text:style-name="P35">Titulo[x].Carteira: Informar RG para cobrança registrada e SR para cobrança sem registro (em vigor somente a registrada)</text:p>
      <text:p text:style-name="P54"/>
      <text:p text:style-name="P54"><text:span text:style-name="T1">Titulo[x]</text:span>.CarteiraEnvio: <text:span text:style-name="T2">Informar TceCedente para emissão do boleto pelo beneficiário e TceBanco para emissão pelo banco.</text:span></text:p>
      <text:p text:style-name="P54"/>
      <text:p text:style-name="P19"><text:span text:style-name="T32">3.5 </text:span>Caixa Econômica (SIGCB)</text:p>
      <text:p text:style-name="P28"/>
      <text:p text:style-name="P28">ACBrBoleto.Cedente.Convenio: deve-se informar o convênio incluíndo o Código de Operação.</text:p>
      <text:p text:style-name="P55"/>
      <text:p text:style-name="P56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56"/>
      <text:p text:style-name="P20"><text:span text:style-name="T32">3.6 </text:span>HSBC</text:p>
      <text:p text:style-name="P42"/>
      <text:p text:style-name="P36">Titulo[x].Carteira: Informar CSB / 1 – Carteira Registrada ou CNR / 2 – Carteira Sem Registro. (Atualmente somente Carteira Registrada em vigor)</text:p>
      <text:p text:style-name="P57"/>
      <text:p text:style-name="P43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1">a</text:span>CancelarAbatimento.</text:p>
      <text:p text:style-name="P43"/>
      <text:p text:style-name="P43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44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45">Quando a multa for cobrada logo após o vencimento, a propriedade <text:span text:style-name="T1">Titulo[x].</text:span>Instrucao1 deverá receber o valor 24.</text:p>
      <text:p text:style-name="P37"><text:s/></text:p>
      <text:p text:style-name="P21"><text:span text:style-name="T32">3.7 </text:span>Ban<text:span text:style-name="T8">co do Nordeste</text:span></text:p>
      <text:p text:style-name="P46"/>
      <text:p text:style-name="P38">Titulo[x].Carteira: Informar 01- Cobrança Simples Escritural, 02- Cobrança Vinculada, 04-Cobrança Simples, 05- Cobrança Vinculada ou I-Cobrança Simplificada.</text:p>
      <text:p text:style-name="P57"/>
      <text:p text:style-name="P58">Cedente.CaracTitulo: <text:span text:style-name="T6">Informar tcSimples para Cobrança Simples ou tcVinculada para cobrança vinculada.</text:span></text:p>
      <text:p text:style-name="P58"/>
      <text:p text:style-name="P58">Cedente.ResponEmissao: <text:span text:style-name="T6">Informar tbBancoEmite para emissão pelo banco ou tbCliEmite para emissão pelo beneficiário.</text:span></text:p>
      <text:p text:style-name="P58"/>
      <text:p text:style-name="P22"><text:span text:style-name="T32">3.8 </text:span>Banco BRB</text:p>
      <text:p text:style-name="P47"><text:soft-page-break/></text:p>
      <text:p text:style-name="P59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59"/>
      <text:p text:style-name="P23"><text:span text:style-name="T32">3.9 </text:span>Banco Safra</text:p>
      <text:p text:style-name="P48"/>
      <text:p text:style-name="P48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48"/>
      <text:p text:style-name="P48"><text:span text:style-name="T1">Titulo[x].</text:span>ValorAbatimento: Se informado multa, o mesmo não derá incluido na remessa, uma vez que neste banco são usadas as mesmas posições.</text:p>
      <text:p text:style-name="P48"/>
      <text:p text:style-name="P48">Banco Safra Bradesco</text:p>
      <text:p text:style-name="P48"/>
      <text:p text:style-name="P48"><text:span text:style-name="T1">Titulo[x].</text:span>CaracTitulo: Informe aqui a informação passada pelo banco como Código da Carteira, sendo tcSimples(1) ou tcVinculada(2).</text:p>
      <text:p text:style-name="P48"/>
      <text:p text:style-name="P24"><text:span text:style-name="T32">3.10 </text:span>Cecred</text:p>
      <text:p text:style-name="P51"/>
      <text:p text:style-name="P49"><text:span text:style-name="T1">Titulo[x].</text:span>CaracTitulo: <text:span text:style-name="T9">Informe aqui a informação passada pelo banco como Código da Carteira, sendo: <text:s/>tcSimples (1), </text:span><text:s/>tcVinculada <text:span text:style-name="T9">(</text:span>2<text:span text:style-name="T9">), </text:span>tcCaucionada <text:span text:style-name="T9">(</text:span>3<text:span text:style-name="T9">) ou </text:span>tcDescontada <text:span text:style-name="T9">(</text:span>4<text:span text:style-name="T9">).</text:span> </text:p>
      <text:p text:style-name="P25"/>
      <text:p text:style-name="P25"><text:span text:style-name="T32">3.11 </text:span>Banco ABC Brasil</text:p>
      <text:p text:style-name="P52"/>
      <text:p text:style-name="P52">Cedente.IdentDistribuicao: <text:span text:style-name="T10">Informar de quem é a responsabilidade de distriibuição dos boletos, <text:s/>tbBancoDistribui ou tbClienteDistribui.</text:span></text:p>
      <text:p text:style-name="P52"/>
      <text:p text:style-name="P50"><text:span text:style-name="T1">Titulo[x].</text:span>CaracTitulo: <text:span text:style-name="T9">Informe aqui a informação passada pelo banco como Código da Carteira, sendo: <text:s/>tcSimples (1), </text:span>tcCaucionada <text:span text:style-name="T9">(</text:span>3<text:span text:style-name="T9">), </text:span><text:s/>tcVinculada <text:span text:style-name="T9">(5) ou </text:span>tcDescontada <text:span text:style-name="T9">(</text:span>4<text:span text:style-name="T9">).</text:span> </text:p>
      <text:p text:style-name="P59"/>
      <text:p text:style-name="P39">Titulo[x].DataProtesto: Somente será adicionada a remessa se não houver sido informada nenhuma informação a propriedade Titulo[x].Instrucao1.</text:p>
      <text:p text:style-name="P60"/>
      <text:p text:style-name="P39">Titulo[x].DataProtesto: Somente será adicionada a remessa se não houver sido informada nenhuma informação a propriedade Titulo[x].Instrucao1.</text:p>
      <text:p text:style-name="P60"/>
      <text:p text:style-name="P39">Titulo[x].Instrucao2: Informar 1, 2 ou 3 conforme opção para baixa ou devolução do titulo, se nada for informado será adicionado automaticamente o código para Não Baixar.</text:p>
      <text:p text:style-name="P60"/>
      <text:p text:style-name="P40">Titulo[x].InstrucaoX: Se alguma das instruções contiver o código 94, a primeira mensagem da lista de mensagens será incluída no registro do Tipo 1 e as demais no registro especifico para mensagens.</text:p>
      <text:p text:style-name="P40"/>
      <text:p text:style-name="P212">3.12 UnicredES</text:p>
      <text:p text:style-name="P29"/>
      <text:p text:style-name="P214">ACBrBoleto.Banco.LayoutVersao<text:span text:style-name="T34">LOte</text:span>: Informar <text:s/>“<text:span text:style-name="T35">44</text:span><text:span text:style-name="T34">” para que a remessa seja gerada com o valor “</text:span><text:span text:style-name="T35">UNICRED</text:span><text:span text:style-name="T34">” ou “</text:span><text:span text:style-name="T35">944</text:span><text:span text:style-name="T34">” para <text:s/>ter o valor “</text:span><text:span text:style-name="T35">UNICRED DO BRASIL</text:span><text:span text:style-name="T34">” no header do arquivo.</text:span></text:p>
      <text:p text:style-name="P214"/>
      <text:p text:style-name="P213">3.1<text:span text:style-name="T36">3</text:span> <text:span text:style-name="T36">Banco Itaú</text:span></text:p>
      <text:p text:style-name="P215"><text:soft-page-break/></text:p>
      <text:p text:style-name="P217">Para Protesto <text:span text:style-name="T37">ou</text:span> Negativação preencher os campos: </text:p>
      <text:p text:style-name="P216">Titulo[x].CodigoNegativacao: <text:span text:style-name="T36">Utilizar Código “7” para Negativação ou códigos para Protesto “1” ProtestoDiasCorrido, “2” </text:span>Protest<text:span text:style-name="T36">oDias</text:span>Uteis. </text:p>
      <text:p text:style-name="P216">Titulo[x].<text:span text:style-name="T36">DataProtestoNegativacao ou </text:span>Titulo[x].<text:span text:style-name="T37">DataProtes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loext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/>
      <style:text-properties style:font-name="Arial1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loext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loext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5:05:42.316000000</meta:creation-date>
    <dc:date>2021-12-03T10:21:54.354000000</dc:date>
    <meta:editing-duration>PT8H19M9S</meta:editing-duration>
    <meta:editing-cycles>31</meta:editing-cycles>
    <meta:generator>LibreOffice/6.2.3.2$Windows_X86_64 LibreOffice_project/aecc05fe267cc68dde00352a451aa867b3b546ac</meta:generator>
    <meta:document-statistic meta:table-count="6" meta:image-count="0" meta:object-count="0" meta:page-count="9" meta:paragraph-count="622" meta:word-count="1494" meta:character-count="9131" meta:non-whitespace-character-count="8248"/>
    <meta:user-defined meta:name="DocumentEncoding">utf-8</meta:user-defined>
    <meta:user-defined meta:name="HTML" meta:value-type="boolean">true</meta:user-defined>
  </office:meta>
</office:document-meta>
</file>